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 new roman" svg:font-family="'Time new roman'"/>
    <style:font-face style:name="Times new" svg:font-family="'Times new'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Heading_20_1">
      <style:paragraph-properties fo:text-align="center" style:justify-single-word="false"/>
      <style:text-properties style:font-name="Arial" fo:font-size="16.1000003814697pt" fo:font-weight="bold" officeooo:rsid="001a4b2c" officeooo:paragraph-rsid="001a4b2c" style:font-name-asian="DejaVu Sans" style:font-size-asian="16.1000003814697pt" style:font-weight-asian="bold" style:font-name-complex="FreeSans" style:font-size-complex="16.1000003814697pt" style:font-weight-complex="bold"/>
    </style:style>
    <style:style style:name="P3" style:family="paragraph" style:parent-style-name="Standard" style:list-style-name="L1">
      <style:text-properties officeooo:paragraph-rsid="001a4b2c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 style:list-style-name="L1">
      <style:text-properties fo:font-style="normal" officeooo:rsid="001a4b2c" officeooo:paragraph-rsid="001a4b2c" style:font-style-asian="normal" style:font-style-complex="normal"/>
    </style:style>
    <style:style style:name="P6" style:family="paragraph" style:parent-style-name="Standard">
      <style:text-properties fo:font-style="normal" officeooo:paragraph-rsid="001a4b2c" style:font-style-asian="normal" style:font-style-complex="normal"/>
    </style:style>
    <style:style style:name="P7" style:family="paragraph" style:parent-style-name="Standard">
      <style:paragraph-properties fo:text-align="end" style:justify-single-word="false"/>
      <style:text-properties fo:font-style="italic" officeooo:rsid="001a4b2c" officeooo:paragraph-rsid="001a4b2c" style:font-style-asian="italic" style:font-style-complex="italic"/>
    </style:style>
    <style:style style:name="T1" style:family="text">
      <style:text-properties fo:font-style="normal" officeooo:rsid="001a4b2c" style:font-style-asian="normal" style:font-style-complex="normal"/>
    </style:style>
    <style:style style:name="T2" style:family="text">
      <style:text-properties officeooo:rsid="001a4b2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4b2c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a4b2c" style:font-weight-asian="normal" style:font-weight-complex="normal"/>
    </style:style>
    <style:style style:name="T7" style:family="text">
      <style:text-properties style:font-name="Times new" officeooo:rsid="001a4b2c"/>
    </style:style>
    <style:style style:name="T8" style:family="text">
      <style:text-properties style:font-name="Times new roman" fo:font-weight="normal" officeooo:rsid="001a4b2c" style:font-weight-asian="normal" style:font-weight-complex="normal"/>
    </style:style>
    <style:style style:name="T9" style:family="text">
      <style:text-properties style:font-name="Time new roman" officeooo:rsid="001a4b2c"/>
    </style:style>
    <style:style style:name="T10" style:family="text">
      <style:text-properties style:font-name="Time new roman" fo:font-weight="normal" officeooo:rsid="001a4b2c" style:font-weight-asian="normal" style:font-weight-complex="normal"/>
    </style:style>
    <style:style style:name="T11" style:family="text">
      <style:text-properties style:font-name="Time new roman" fo:font-size="11pt" fo:font-weight="normal" officeooo:rsid="001a4b2c" style:font-size-asian="11pt" style:font-weight-asian="normal" style:font-size-complex="11pt" style:font-weight-complex="normal"/>
    </style:style>
    <style:style style:name="T12" style:family="text">
      <style:text-properties officeooo:rsid="0026d7f2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Dowcip</text:h>
      <text:p text:style-name="Standard">Pewnego dnia jakiś znajomy zatrzymał mnie i powiedział ze złością w głosie:</text:p>
      <text:list xml:id="list1249457136" text:style-name="L1">
        <text:list-item>
          <text:p text:style-name="P5">Słuchaj, opowiedziałem dziewczynie żart i mnie rzuciła!</text:p>
        </text:list-item>
        <text:list-item>
          <text:p text:style-name="P5">Co ty mówisz, co to był za żart?</text:p>
        </text:list-item>
        <text:list-item>
          <text:p text:style-name="P3"><text:span text:style-name="T1">Już ci mówię – zaczał opowiadać - </text:span>Były sobie trzy dziewczynki, Lilia, Róża i Cegiełka.<text:line-break/>Podchodzi Lilia do mamy i mówi: <text:line-break/>- Mamo dlaczego mam na imie Lilia? <text:line-break/>- Bo widzisz dziecko, jak sie urodziłaś to płatek z kwiatu lilii spadł Ci na głowę i dlatego daliśmy Ci na imię Lilia. <text:line-break/>Następna podchodzi Róża i pyta się matki: <text:line-break/>- Mamo dlaczego mam na imie róża? <text:line-break/>- Bo widzisz dziecko, jak sie urodziłaś to płatek z kwiatu róży spadł Ci na głowę i dlatego daliśmy Ci na imię Róża. <text:line-break/><text:span text:style-name="T2">Po chwili ciszy przychodzi </text:span>Cegiełka i mówi:<text:line-break/><text:span text:style-name="Source_20_Text">- </text:span><text:span text:style-name="Source_20_Text"><text:span text:style-name="T8">EBE EBE EBE EBE</text:span></text:span></text:p>
        </text:list-item>
        <text:list-item>
          <text:p text:style-name="P3"><text:span text:style-name="Source_20_Text"><text:span text:style-name="T11">Teraz to się nie dziwie – odpowiedziałem.</text:span></text:span></text:p>
        </text:list-item>
      </text:list>
      <text:p text:style-name="P1"/>
      <text:p text:style-name="P1"/>
      <text:p text:style-name="P6"/>
      <text:p text:style-name="P1"/>
      <text:p text:style-name="P1"/>
      <text:p text:style-name="P1"/>
      <text:p text:style-name="P1"/>
      <text:p text:style-name="P1"/>
      <text:p text:style-name="P7">Szymon Fojk, Maciek Franczak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/>
    <style:font-face style:name="Time new roman" svg:font-family="'Time new roman'"/>
    <style:font-face style:name="Times new" svg:font-family="'Times new'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bert </meta:initial-creator>
    <meta:creation-date>2012-04-03T09:54:47</meta:creation-date>
    <dc:date>2020-11-26T17:22:40.104382450</dc:date>
    <meta:editing-duration>PT17M54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1" meta:paragraph-count="7" meta:word-count="141" meta:character-count="774" meta:non-whitespace-character-count="636"/>
  </office:meta>
</office:document-meta>
</file>